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14.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Azure Infra studies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table:style-name="ce2" office:value-type="date" office:date-value="2021-03-07" calcext:value-type="date">
            <text:p>07/03/2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zure storage services(blob,files,queue,tables)</text:p>
          </table:table-cell>
        </table:table-row>
        <table:table-row table:style-name="ro1">
          <table:table-cell/>
          <table:table-cell table:style-name="ce2"/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torage Account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ife-cycle management (hot,cool,archive)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zure devops basic understatnd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8:21:44.758886435</meta:creation-date>
    <dc:date>2022-03-07T18:35:07.789965194</dc:date>
    <meta:editing-duration>PT13M22S</meta:editing-duration>
    <meta:editing-cycles>3</meta:editing-cycles>
    <meta:generator>LibreOffice/6.4.7.2$Linux_X86_64 LibreOffice_project/40$Build-2</meta:generator>
    <meta:document-statistic meta:table-count="1" meta:cell-count="12" meta:object-count="0"/>
  </office:meta>
</office:document-meta>
</file>